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95000001CCB9E428AD3CA9D12F.png" manifest:media-type="image/png"/>
  <manifest:file-entry manifest:full-path="Pictures/10000000000002340000031A0509C73F02345E57.png" manifest:media-type="image/png"/>
  <manifest:file-entry manifest:full-path="Pictures/10000000000001AF0000021B2005070D2A843CF5.png" manifest:media-type="image/png"/>
  <manifest:file-entry manifest:full-path="Pictures/10000000000005730000039DBC287654365D318C.png" manifest:media-type="image/png"/>
  <manifest:file-entry manifest:full-path="Pictures/1000000000000258000001547BCB363C76D529C7.png" manifest:media-type="image/png"/>
  <manifest:file-entry manifest:full-path="Pictures/100000000000029F000003361BEAA09CE79B6CB2.png" manifest:media-type="image/png"/>
  <manifest:file-entry manifest:full-path="Pictures/1000000000000656000002B1272970EA0E71BB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9252in" svg:height="2.9409in" draw:z-index="0"><draw:image xlink:href="Pictures/1000000000000656000002B1272970EA0E71BBE0.png" xlink:type="simple" xlink:show="embed" xlink:actuate="onLoad" draw:mime-type="image/png"/></draw:frame></text:p>
      <text:p text:style-name="Standard"/>
      <text:p text:style-name="Standard"><draw:frame draw:style-name="fr2" draw:name="Image2" text:anchor-type="as-char" svg:width="6.2492in" svg:height="3.5409in" draw:z-index="1"><draw:image xlink:href="Pictures/1000000000000258000001547BCB363C76D529C7.png" xlink:type="simple" xlink:show="embed" xlink:actuate="onLoad" draw:mime-type="image/png"/></draw:frame></text:p>
      <text:p text:style-name="Standard"/>
      <text:p text:style-name="Standard"><text:soft-page-break/><draw:frame draw:style-name="fr1" draw:name="Image3" text:anchor-type="as-char" svg:width="6.9252in" svg:height="4.5917in" draw:z-index="2"><draw:image xlink:href="Pictures/10000000000005730000039DBC287654365D318C.png" xlink:type="simple" xlink:show="embed" xlink:actuate="onLoad" draw:mime-type="image/png"/></draw:frame></text:p>
      <text:p text:style-name="Standard"><text:soft-page-break/><draw:frame draw:style-name="fr2" draw:name="Image4" text:anchor-type="as-char" svg:width="4.489in" svg:height="5.6138in" draw:z-index="3"><draw:image xlink:href="Pictures/10000000000001AF0000021B2005070D2A843CF5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5" text:anchor-type="as-char" svg:width="6.9252in" svg:height="8.4827in" draw:z-index="4"><draw:image xlink:href="Pictures/100000000000029F000003361BEAA09CE79B6CB2.png" xlink:type="simple" xlink:show="embed" xlink:actuate="onLoad" draw:mime-type="image/png"/></draw:frame></text:p>
      <text:p text:style-name="Standard"/>
      <text:p text:style-name="Standard"><text:soft-page-break/><draw:frame draw:style-name="fr2" draw:name="Image6" text:anchor-type="as-char" svg:width="5.8744in" svg:height="8.2693in" draw:z-index="5"><draw:image xlink:href="Pictures/10000000000002340000031A0509C73F02345E57.png" xlink:type="simple" xlink:show="embed" xlink:actuate="onLoad" draw:mime-type="image/png"/></draw:frame></text:p>
      <text:p text:style-name="Standard"/>
      <text:p text:style-name="Standard"><text:soft-page-break/><draw:frame draw:style-name="fr1" draw:name="Image7" text:anchor-type="as-char" svg:width="6.9252in" svg:height="3.4736in" draw:z-index="6"><draw:image xlink:href="Pictures/1000000000000395000001CCB9E428AD3CA9D1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08:20:38.857441368</meta:creation-date>
    <meta:generator>LibreOffice/7.5.7.1$Linux_X86_64 LibreOffice_project/50$Build-1</meta:generator>
    <dc:date>2023-10-31T08:24:21.440916216</dc:date>
    <meta:editing-duration>PT3M43S</meta:editing-duration>
    <meta:editing-cycles>1</meta:editing-cycles>
    <meta:document-statistic meta:table-count="0" meta:image-count="7" meta:object-count="0" meta:page-count="6" meta:paragraph-count="7" meta:word-count="0" meta:character-count="0" meta:non-whitespace-character-count="0"/>
  </office:meta>
</office:document-meta>
</file>